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88pt" svg:height="255.26pt" svg:x="574.7pt" svg:y="5.64pt">
            <loext:p draw:notify-on-update-of-ranges="coverage.A2:coverage.A13 coverage.G1:coverage.G1 coverage.G2:coverage.G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ce1"/>
        <table:table-column table:style-name="co6" table:default-cell-style-name="Default"/>
        <table:table-row table:style-name="ro1">
          <table:table-cell table:number-columns-repeated="2" office:value-type="string" calcext:value-type="string">
            <text:p>iso3166_2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rea_31370</text:p>
          </table:table-cell>
          <table:table-cell office:value-type="string" calcext:value-type="string">
            <text:p>area_mars2018</text:p>
          </table:table-cell>
          <table:table-cell office:value-type="string" calcext:value-type="string">
            <text:p>area_province</text:p>
          </table:table-cell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Coverage 2018</text:p>
          </table:table-cell>
        </table:table-row>
        <table:table-row table:style-name="ro1">
          <table:table-cell office:value-type="string" calcext:value-type="string">
            <text:p>Hainaut</text:p>
          </table:table-cell>
          <table:table-cell office:value-type="string" calcext:value-type="string">
            <text:p>BE-WHT</text:p>
          </table:table-cell>
          <table:table-cell office:value-type="float" office:value="5216895396" calcext:value-type="float">
            <text:p>5216895396</text:p>
          </table:table-cell>
          <table:table-cell office:value-type="float" office:value="2111648065" calcext:value-type="float">
            <text:p>2111648065</text:p>
          </table:table-cell>
          <table:table-cell office:value-type="float" office:value="2241048844.4025" calcext:value-type="float">
            <text:p>2241048844.4025</text:p>
          </table:table-cell>
          <table:table-cell office:value-type="float" office:value="3804091809" calcext:value-type="float">
            <text:p>3804091809</text:p>
          </table:table-cell>
          <table:table-cell table:formula="of:=[.D2]/[.F2]" office:value-type="float" office:value="0.55509913299256" calcext:value-type="float">
            <text:p>0.555099133</text:p>
          </table:table-cell>
          <table:table-cell table:formula="of:=[.E2]/[.F2]" office:value-type="float" office:value="0.589115341301822" calcext:value-type="float">
            <text:p>0.5891153413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string" calcext:value-type="string">
            <text:p>BE-WNA</text:p>
          </table:table-cell>
          <table:table-cell office:value-type="float" office:value="5977938669" calcext:value-type="float">
            <text:p>5977938669</text:p>
          </table:table-cell>
          <table:table-cell office:value-type="float" office:value="2442027360" calcext:value-type="float">
            <text:p>2442027360</text:p>
          </table:table-cell>
          <table:table-cell office:value-type="float" office:value="2465225855.06642" calcext:value-type="float">
            <text:p>2465225855.06642</text:p>
          </table:table-cell>
          <table:table-cell office:value-type="float" office:value="3666157345" calcext:value-type="float">
            <text:p>3666157345</text:p>
          </table:table-cell>
          <table:table-cell table:formula="of:=[.D3]/[.F3]" office:value-type="float" office:value="0.666099987042427" calcext:value-type="float">
            <text:p>0.666099987</text:p>
          </table:table-cell>
          <table:table-cell table:formula="of:=[.E3]/[.F3]" office:value-type="float" office:value="0.67242772829392" calcext:value-type="float">
            <text:p>0.6724277283</text:p>
          </table:table-cell>
        </table:table-row>
        <table:table-row table:style-name="ro1">
          <table:table-cell office:value-type="string" calcext:value-type="string">
            <text:p>Lux.</text:p>
          </table:table-cell>
          <table:table-cell office:value-type="string" calcext:value-type="string">
            <text:p>BE-WLX</text:p>
          </table:table-cell>
          <table:table-cell office:value-type="float" office:value="7288329896" calcext:value-type="float">
            <text:p>7288329896</text:p>
          </table:table-cell>
          <table:table-cell office:value-type="float" office:value="3013808420" calcext:value-type="float">
            <text:p>3013808420</text:p>
          </table:table-cell>
          <table:table-cell office:value-type="float" office:value="3115430568.41151" calcext:value-type="float">
            <text:p>3115430568.41151</text:p>
          </table:table-cell>
          <table:table-cell office:value-type="float" office:value="4448484322" calcext:value-type="float">
            <text:p>4448484322</text:p>
          </table:table-cell>
          <table:table-cell table:formula="of:=[.D4]/[.F4]" office:value-type="float" office:value="0.677491073778814" calcext:value-type="float">
            <text:p>0.6774910738</text:p>
          </table:table-cell>
          <table:table-cell table:formula="of:=[.E4]/[.F4]" office:value-type="float" office:value="0.70033529240603" calcext:value-type="float">
            <text:p>0.7003352924</text:p>
          </table:table-cell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E-WBR</text:p>
          </table:table-cell>
          <table:table-cell office:value-type="float" office:value="2298990352" calcext:value-type="float">
            <text:p>2298990352</text:p>
          </table:table-cell>
          <table:table-cell office:value-type="float" office:value="922197720.7" calcext:value-type="float">
            <text:p>922197720.7</text:p>
          </table:table-cell>
          <table:table-cell office:value-type="float" office:value="932259839.667564" calcext:value-type="float">
            <text:p>932259839.667564</text:p>
          </table:table-cell>
          <table:table-cell office:value-type="float" office:value="1093976361" calcext:value-type="float">
            <text:p>1093976361</text:p>
          </table:table-cell>
          <table:table-cell table:formula="of:=[.D5]/[.F5]" office:value-type="float" office:value="0.842977740265816" calcext:value-type="float">
            <text:p>0.8429777403</text:p>
          </table:table-cell>
          <table:table-cell table:formula="of:=[.E5]/[.F5]" office:value-type="float" office:value="0.852175488339975" calcext:value-type="float">
            <text:p>0.8521754883</text:p>
          </table:table-cell>
        </table:table-row>
        <table:table-row table:style-name="ro1">
          <table:table-cell office:value-type="string" calcext:value-type="string">
            <text:p>Liège</text:p>
          </table:table-cell>
          <table:table-cell office:value-type="string" calcext:value-type="string">
            <text:p>BE-WLG</text:p>
          </table:table-cell>
          <table:table-cell office:value-type="float" office:value="8250016940" calcext:value-type="float">
            <text:p>8250016940</text:p>
          </table:table-cell>
          <table:table-cell office:value-type="float" office:value="3330763732" calcext:value-type="float">
            <text:p>3330763732</text:p>
          </table:table-cell>
          <table:table-cell office:value-type="float" office:value="3406975896.899" calcext:value-type="float">
            <text:p>3406975896.899</text:p>
          </table:table-cell>
          <table:table-cell office:value-type="float" office:value="3848205568" calcext:value-type="float">
            <text:p>3848205568</text:p>
          </table:table-cell>
          <table:table-cell table:formula="of:=[.D6]/[.F6]" office:value-type="float" office:value="0.865536851694509" calcext:value-type="float">
            <text:p>0.8655368517</text:p>
          </table:table-cell>
          <table:table-cell table:formula="of:=[.E6]/[.F6]" office:value-type="float" office:value="0.885341449851309" calcext:value-type="float">
            <text:p>0.8853414499</text:p>
          </table:table-cell>
        </table:table-row>
        <table:table-row table:style-name="ro1">
          <table:table-cell office:value-type="string" calcext:value-type="string">
            <text:p>Bxl</text:p>
          </table:table-cell>
          <table:table-cell office:value-type="string" calcext:value-type="string">
            <text:p>BE-BRU</text:p>
          </table:table-cell>
          <table:table-cell office:value-type="float" office:value="353692994.2" calcext:value-type="float">
            <text:p>353692994.2</text:p>
          </table:table-cell>
          <table:table-cell office:value-type="float" office:value="140881711.8" calcext:value-type="float">
            <text:p>140881711.8</text:p>
          </table:table-cell>
          <table:table-cell office:value-type="float" office:value="141070477.488545" calcext:value-type="float">
            <text:p>141070477.488545</text:p>
          </table:table-cell>
          <table:table-cell office:value-type="float" office:value="162094275" calcext:value-type="float">
            <text:p>162094275</text:p>
          </table:table-cell>
          <table:table-cell table:formula="of:=[.D7]/[.F7]" office:value-type="float" office:value="0.869134408355878" calcext:value-type="float">
            <text:p>0.8691344084</text:p>
          </table:table-cell>
          <table:table-cell table:formula="of:=[.E7]/[.F7]" office:value-type="float" office:value="0.870298950956442" calcext:value-type="float">
            <text:p>0.870298951</text:p>
          </table:table-cell>
        </table:table-row>
        <table:table-row table:style-name="ro1">
          <table:table-cell office:value-type="string" calcext:value-type="string">
            <text:p>Limburg</text:p>
          </table:table-cell>
          <table:table-cell office:value-type="string" calcext:value-type="string">
            <text:p>BE-VLI</text:p>
          </table:table-cell>
          <table:table-cell office:value-type="float" office:value="5491419154" calcext:value-type="float">
            <text:p>5491419154</text:p>
          </table:table-cell>
          <table:table-cell office:value-type="float" office:value="2171981662" calcext:value-type="float">
            <text:p>2171981662</text:p>
          </table:table-cell>
          <table:table-cell office:value-type="float" office:value="2281319466.92412" calcext:value-type="float">
            <text:p>2281319466.92412</text:p>
          </table:table-cell>
          <table:table-cell office:value-type="float" office:value="2420642278" calcext:value-type="float">
            <text:p>2420642278</text:p>
          </table:table-cell>
          <table:table-cell table:formula="of:=[.D8]/[.F8]" office:value-type="float" office:value="0.897274942993456" calcext:value-type="float">
            <text:p>0.897274943</text:p>
          </table:table-cell>
          <table:table-cell table:formula="of:=[.E8]/[.F8]" office:value-type="float" office:value="0.942443866100285" calcext:value-type="float">
            <text:p>0.9424438661</text:p>
          </table:table-cell>
        </table:table-row>
        <table:table-row table:style-name="ro1">
          <table:table-cell office:value-type="string" calcext:value-type="string">
            <text:p>Antwerpen</text:p>
          </table:table-cell>
          <table:table-cell office:value-type="string" calcext:value-type="string">
            <text:p>BE-VAN</text:p>
          </table:table-cell>
          <table:table-cell office:value-type="float" office:value="6585582329" calcext:value-type="float">
            <text:p>6585582329</text:p>
          </table:table-cell>
          <table:table-cell office:value-type="float" office:value="2578422014" calcext:value-type="float">
            <text:p>2578422014</text:p>
          </table:table-cell>
          <table:table-cell office:value-type="float" office:value="2583681903.34566" calcext:value-type="float">
            <text:p>2583681903.34566</text:p>
          </table:table-cell>
          <table:table-cell office:value-type="float" office:value="2867312037" calcext:value-type="float">
            <text:p>2867312037</text:p>
          </table:table-cell>
          <table:table-cell table:formula="of:=[.D9]/[.F9]" office:value-type="float" office:value="0.89924709300134" calcext:value-type="float">
            <text:p>0.899247093</text:p>
          </table:table-cell>
          <table:table-cell table:formula="of:=[.E9]/[.F9]" office:value-type="float" office:value="0.901081525137705" calcext:value-type="float">
            <text:p>0.9010815251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office:value-type="string" calcext:value-type="string">
            <text:p>BE-VBR</text:p>
          </table:table-cell>
          <table:table-cell office:value-type="float" office:value="4830734924" calcext:value-type="float">
            <text:p>4830734924</text:p>
          </table:table-cell>
          <table:table-cell office:value-type="float" office:value="1920978968" calcext:value-type="float">
            <text:p>1920978968</text:p>
          </table:table-cell>
          <table:table-cell office:value-type="float" office:value="1966813919.35439" calcext:value-type="float">
            <text:p>1966813919.35439</text:p>
          </table:table-cell>
          <table:table-cell office:value-type="float" office:value="2112837330" calcext:value-type="float">
            <text:p>2112837330</text:p>
          </table:table-cell>
          <table:table-cell table:formula="of:=[.D10]/[.F10]" office:value-type="float" office:value="0.909193973773646" calcext:value-type="float">
            <text:p>0.9091939738</text:p>
          </table:table-cell>
          <table:table-cell table:formula="of:=[.E10]/[.F10]" office:value-type="float" office:value="0.93088752807789" calcext:value-type="float">
            <text:p>0.9308875281</text:p>
          </table:table-cell>
        </table:table-row>
        <table:table-row table:style-name="ro1">
          <table:table-cell office:value-type="string" calcext:value-type="string">
            <text:p>W-Vlaanderen</text:p>
          </table:table-cell>
          <table:table-cell office:value-type="string" calcext:value-type="string">
            <text:p>BE-VWV</text:p>
          </table:table-cell>
          <table:table-cell office:value-type="float" office:value="7529915973" calcext:value-type="float">
            <text:p>7529915973</text:p>
          </table:table-cell>
          <table:table-cell office:value-type="float" office:value="2976474524" calcext:value-type="float">
            <text:p>2976474524</text:p>
          </table:table-cell>
          <table:table-cell office:value-type="float" office:value="2979101314.13394" calcext:value-type="float">
            <text:p>2979101314.13394</text:p>
          </table:table-cell>
          <table:table-cell office:value-type="float" office:value="3183989869" calcext:value-type="float">
            <text:p>3183989869</text:p>
          </table:table-cell>
          <table:table-cell table:formula="of:=[.D11]/[.F11]" office:value-type="float" office:value="0.934825375224836" calcext:value-type="float">
            <text:p>0.9348253752</text:p>
          </table:table-cell>
          <table:table-cell table:formula="of:=[.E11]/[.F11]" office:value-type="float" office:value="0.935650374751221" calcext:value-type="float">
            <text:p>0.9356503748</text:p>
          </table:table-cell>
        </table:table-row>
        <table:table-row table:style-name="ro1">
          <table:table-cell office:value-type="string" calcext:value-type="string">
            <text:p>O-Vlaanderen</text:p>
          </table:table-cell>
          <table:table-cell office:value-type="string" calcext:value-type="string">
            <text:p>BE-VOV</text:p>
          </table:table-cell>
          <table:table-cell office:value-type="float" office:value="7133160569" calcext:value-type="float">
            <text:p>7133160569</text:p>
          </table:table-cell>
          <table:table-cell office:value-type="float" office:value="2816681492" calcext:value-type="float">
            <text:p>2816681492</text:p>
          </table:table-cell>
          <table:table-cell office:value-type="float" office:value="2834952542.06072" calcext:value-type="float">
            <text:p>2834952542.06072</text:p>
          </table:table-cell>
          <table:table-cell office:value-type="float" office:value="2999094489" calcext:value-type="float">
            <text:p>2999094489</text:p>
          </table:table-cell>
          <table:table-cell table:formula="of:=[.D12]/[.F12]" office:value-type="float" office:value="0.939177309128122" calcext:value-type="float">
            <text:p>0.9391773091</text:p>
          </table:table-cell>
          <table:table-cell table:formula="of:=[.E12]/[.F12]" office:value-type="float" office:value="0.945269497996373" calcext:value-type="float">
            <text:p>0.94526949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/>
          <table:table-cell office:value-type="float" office:value="24425865669.5" calcext:value-type="float">
            <text:p>24425865669.5</text:p>
          </table:table-cell>
          <table:table-cell table:formula="of:=SUM([.E2:.E12])" office:value-type="float" office:value="24947880627.7544" calcext:value-type="float">
            <text:p>24947880627.7544</text:p>
          </table:table-cell>
          <table:table-cell table:formula="of:=SUM([.F2:.F12])" office:value-type="float" office:value="30606885683" calcext:value-type="float">
            <text:p>30606885683</text:p>
          </table:table-cell>
          <table:table-cell table:formula="of:=[.D13]/[.F13]" office:value-type="float" office:value="0.798051324871216" calcext:value-type="float">
            <text:p>0.7980513249</text:p>
          </table:table-cell>
          <table:table-cell table:formula="of:=[.E13]/[.F13]" office:value-type="float" office:value="0.815106799370025" calcext:value-type="float">
            <text:p>0.8151067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7:48:47.203830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3-09T21:17:09.445297663</dc:date>
    <meta:editing-duration>PT5H54M15S</meta:editing-duration>
    <meta:editing-cycles>7</meta:editing-cycles>
    <dc:creator>Julien Minet</dc:cre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 style:percentage-data-style-name="N10010">
      <style:chart-properties chart:link-data-style-to-source="true" chart:data-label-number="value" chart:data-label-text="false" chart:data-label-symbol="false" chart:label-position="top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bar" chart:style-name="ch1">
        <chart:title svg:x="3.557cm" svg:y="0.316cm" chart:style-name="ch2">
          <text:p>Percentage of land-use coverage in Belgium</text:p>
        </chart:title>
        <chart:plot-area chart:style-name="ch3" table:cell-range-address="coverage.A2:coverage.A13 coverage.G1:coverage.G13" chart:data-source-has-labels="both" svg:x="0.32cm" svg:y="1.275cm" svg:width="15.373cm" svg:height="7.551cm">
          <chartooo:coordinate-region svg:x="1.444cm" svg:y="1.275cm" svg:width="14.249cm" svg:height="5.324cm"/>
          <chart:axis chart:dimension="x" chart:name="primary-x" chart:style-name="ch4" chartooo:axis-type="auto">
            <chartooo:date-scale/>
            <chart:categories table:cell-range-address="coverage.A2:coverage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verage.G2:coverage.G13" chart:label-cell-address="coverage.G1:coverage.G1" chart:class="chart:bar">
            <chart:data-point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verage</text:p>
                <draw:g>
                  <svg:desc>coverage.G1:coverag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inaut</text:p>
                <draw:g>
                  <svg:desc>coverage.A2:coverage.A13</svg:desc>
                </draw:g>
              </table:table-cell>
              <table:table-cell office:value-type="float" office:value="0.55509913299256">
                <text:p>0.55509913299256</text:p>
                <draw:g>
                  <svg:desc>coverage.G2:coverage.G13</svg:desc>
                </draw:g>
              </table:table-cell>
            </table:table-row>
            <table:table-row>
              <table:table-cell office:value-type="string">
                <text:p>Namur</text:p>
              </table:table-cell>
              <table:table-cell office:value-type="float" office:value="0.666099987042427">
                <text:p>0.666099987042427</text:p>
              </table:table-cell>
            </table:table-row>
            <table:table-row>
              <table:table-cell office:value-type="string">
                <text:p>Lux.</text:p>
              </table:table-cell>
              <table:table-cell office:value-type="float" office:value="0.677491073778814">
                <text:p>0.677491073778814</text:p>
              </table:table-cell>
            </table:table-row>
            <table:table-row>
              <table:table-cell office:value-type="string">
                <text:p>BW</text:p>
              </table:table-cell>
              <table:table-cell office:value-type="float" office:value="0.842977740265816">
                <text:p>0.842977740265816</text:p>
              </table:table-cell>
            </table:table-row>
            <table:table-row>
              <table:table-cell office:value-type="string">
                <text:p>Liège</text:p>
              </table:table-cell>
              <table:table-cell office:value-type="float" office:value="0.865536851694509">
                <text:p>0.865536851694509</text:p>
              </table:table-cell>
            </table:table-row>
            <table:table-row>
              <table:table-cell office:value-type="string">
                <text:p>Bxl</text:p>
              </table:table-cell>
              <table:table-cell office:value-type="float" office:value="0.869134408355878">
                <text:p>0.869134408355878</text:p>
              </table:table-cell>
            </table:table-row>
            <table:table-row>
              <table:table-cell office:value-type="string">
                <text:p>Limburg</text:p>
              </table:table-cell>
              <table:table-cell office:value-type="float" office:value="0.897274942993456">
                <text:p>0.897274942993456</text:p>
              </table:table-cell>
            </table:table-row>
            <table:table-row>
              <table:table-cell office:value-type="string">
                <text:p>Antwerpen</text:p>
              </table:table-cell>
              <table:table-cell office:value-type="float" office:value="0.89924709300134">
                <text:p>0.89924709300134</text:p>
              </table:table-cell>
            </table:table-row>
            <table:table-row>
              <table:table-cell office:value-type="string">
                <text:p>VB</text:p>
              </table:table-cell>
              <table:table-cell office:value-type="float" office:value="0.909193973773646">
                <text:p>0.909193973773646</text:p>
              </table:table-cell>
            </table:table-row>
            <table:table-row>
              <table:table-cell office:value-type="string">
                <text:p>W-Vlaanderen</text:p>
              </table:table-cell>
              <table:table-cell office:value-type="float" office:value="0.934825375224836">
                <text:p>0.934825375224836</text:p>
              </table:table-cell>
            </table:table-row>
            <table:table-row>
              <table:table-cell office:value-type="string">
                <text:p>O-Vlaanderen</text:p>
              </table:table-cell>
              <table:table-cell office:value-type="float" office:value="0.939177309128122">
                <text:p>0.939177309128122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798051324871216">
                <text:p>0.79805132487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